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lain_20_Text"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Plain_20_Text" style:master-page-name="Standard">
      <style:paragraph-properties style:page-number="auto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_GoBack"/><text:span text:style-name="T1">#include&lt;stdio.h&gt;</text:span></text:p>
      <text:p text:style-name="P1"/>
      <text:p text:style-name="Plain_20_Text"><text:span text:style-name="T1">int main()</text:span></text:p>
      <text:p text:style-name="Plain_20_Text"><text:span text:style-name="T1"><text:s/>{</text:span></text:p>
      <text:p text:style-name="Plain_20_Text"><text:span text:style-name="T1"><text:s text:c="3"/>int a,n,tq,awt,att,m;</text:span></text:p>
      <text:p text:style-name="Plain_20_Text"><text:span text:style-name="T1"><text:s text:c="3"/>int pr[10],pt[10],ps[10],Waiting[10],time[10],at[10];</text:span></text:p>
      <text:p text:style-name="Plain_20_Text"><text:span text:style-name="T1"><text:s/></text:span></text:p>
      <text:p text:style-name="Plain_20_Text"><text:span text:style-name="T1"><text:s/></text:span></text:p>
      <text:p text:style-name="Plain_20_Text"><text:span text:style-name="T1"><text:s text:c="3"/>printf("Enter Number Of Processes ");</text:span></text:p>
      <text:p text:style-name="Plain_20_Text"><text:span text:style-name="T1"><text:s text:c="3"/>scanf("%d",&amp;n);</text:span></text:p>
      <text:p text:style-name="Plain_20_Text"><text:span text:style-name="T1"><text:s text:c="3"/>printf("\nEnter the quantum time given- ");</text:span></text:p>
      <text:p text:style-name="Plain_20_Text"><text:span text:style-name="T1"><text:s text:c="3"/>scanf("%d",&amp;tq);</text:span></text:p>
      <text:p text:style-name="Plain_20_Text"><text:span text:style-name="T1"><text:s text:c="3"/>printf("\n\t Burst_Time : Time_Priorities : Arrival_Time <text:s/>\n");</text:span></text:p>
      <text:p text:style-name="Plain_20_Text"><text:span text:style-name="T1"><text:s/></text:span></text:p>
      <text:p text:style-name="Plain_20_Text"><text:span text:style-name="T1"><text:s text:c="3"/>for(m=0;m&lt;n;m++)</text:span></text:p>
      <text:p text:style-name="Plain_20_Text"><text:span text:style-name="T1"><text:s text:c="4"/>{</text:span></text:p>
      <text:p text:style-name="Plain_20_Text"><text:span text:style-name="T1"><text:s text:c="6"/>printf("\n Process %d ",m+1);</text:span></text:p>
      <text:p text:style-name="Plain_20_Text"><text:span text:style-name="T1"><text:s text:c="6"/>scanf("%d %d %d",&amp;ps[m],&amp;pt[m],&amp;at[m]);</text:span></text:p>
      <text:p text:style-name="Plain_20_Text"><text:span text:style-name="T1"><text:s text:c="2"/>pr[m]=m+1;</text:span></text:p>
      <text:p text:style-name="Plain_20_Text"><text:span text:style-name="T1"><text:s text:c="4"/>}</text:span></text:p>
      <text:p text:style-name="Plain_20_Text"><text:span text:style-name="T1"><text:s/></text:span></text:p>
      <text:p text:style-name="P1"/>
      <text:p text:style-name="Plain_20_Text"><text:span text:style-name="T1">int p;</text:span></text:p>
      <text:p text:style-name="Plain_20_Text"><text:span text:style-name="T1"><text:s text:c="2"/>for(m=0;m&lt;n-1;m++)</text:span></text:p>
      <text:p text:style-name="Plain_20_Text"><text:span text:style-name="T1"><text:s text:c="3"/>{</text:span></text:p>
      <text:p text:style-name="Plain_20_Text"><text:span text:style-name="T1"><text:s text:c="5"/>for(p=m+1;p&lt;n;p++)</text:span></text:p>
      <text:p text:style-name="Plain_20_Text"><text:span text:style-name="T1"><text:s text:c="5"/>{</text:span></text:p>
      <text:p text:style-name="Plain_20_Text"><text:span text:style-name="T1"><text:s text:c="7"/>if(pt[m]&lt;pt[p])</text:span></text:p>
      <text:p text:style-name="Plain_20_Text"><text:span text:style-name="T1"><text:s text:c="7"/>{</text:span></text:p>
      <text:p text:style-name="Plain_20_Text"><text:span text:style-name="T1"><text:s text:c="5"/>a=pt[m];</text:span></text:p>
      <text:p text:style-name="Plain_20_Text"><text:span text:style-name="T1"><text:s text:c="5"/>pt[m]=pt[p];</text:span></text:p>
      <text:p text:style-name="Plain_20_Text"><text:span text:style-name="T1"><text:s text:c="5"/>pt[p]=a;</text:span></text:p>
      <text:p text:style-name="Plain_20_Text"><text:span text:style-name="T1"><text:s text:c="5"/>a=ps[p];</text:span></text:p>
      <text:p text:style-name="Plain_20_Text"><text:span text:style-name="T1"><text:s text:c="5"/>ps[m]=ps[p];</text:span></text:p>
      <text:p text:style-name="Plain_20_Text"><text:span text:style-name="T1"><text:s text:c="5"/>ps[p]=a;</text:span></text:p>
      <text:p text:style-name="Plain_20_Text"><text:span text:style-name="T1"><text:s text:c="5"/>a=pr[p];</text:span></text:p>
      <text:p text:style-name="Plain_20_Text"><text:span text:style-name="T1"><text:s text:c="5"/>pr[m]=pr[p];</text:span></text:p>
      <text:p text:style-name="Plain_20_Text"><text:span text:style-name="T1"><text:s text:c="5"/>pr[p]=a;</text:span></text:p>
      <text:p text:style-name="Plain_20_Text"><text:span text:style-name="T1"><text:s text:c="6"/>}</text:span></text:p>
      <text:p text:style-name="Plain_20_Text"><text:span text:style-name="T1"><text:s text:c="3"/>}</text:span></text:p>
      <text:p text:style-name="Plain_20_Text"><text:span text:style-name="T1">}</text:span></text:p>
      <text:p text:style-name="Plain_20_Text"><text:span text:style-name="T1">Waiting[0]=0;</text:span></text:p>
      <text:p text:style-name="Plain_20_Text"><text:span text:style-name="T1">awt=0;</text:span></text:p>
      <text:p text:style-name="Plain_20_Text"><text:span text:style-name="T1">time[0]=ps[0];</text:span></text:p>
      <text:p text:style-name="Plain_20_Text"><text:span text:style-name="T1">att=time[0];</text:span></text:p>
      <text:p text:style-name="Plain_20_Text"><text:span text:style-name="T1">for(m=1;m&lt;n;m++)</text:span></text:p>
      <text:p text:style-name="Plain_20_Text"><text:soft-page-break/><text:span text:style-name="T1"><text:s/>{</text:span></text:p>
      <text:p text:style-name="Plain_20_Text"><text:span text:style-name="T1"><text:s/><text:tab/>if(tq&lt;n || tq&gt;n) {</text:span></text:p>
      <text:p text:style-name="P1"/>
      <text:p text:style-name="Plain_20_Text"><text:span text:style-name="T1"><text:s text:c="3"/>Waiting[m]=time[m-1];</text:span></text:p>
      <text:p text:style-name="Plain_20_Text"><text:span text:style-name="T1"><text:s text:c="3"/>awt=awt+Waiting[m];</text:span></text:p>
      <text:p text:style-name="Plain_20_Text"><text:span text:style-name="T1"><text:s text:c="3"/>time[m]=Waiting[m]+ps[m];</text:span></text:p>
      <text:p text:style-name="Plain_20_Text"><text:span text:style-name="T1"><text:s text:c="3"/>att=att+time[m];</text:span></text:p>
      <text:p text:style-name="Plain_20_Text"><text:span text:style-name="T1">}</text:span></text:p>
      <text:p text:style-name="Plain_20_Text"><text:span text:style-name="T1"><text:s/>}</text:span></text:p>
      <text:p text:style-name="Plain_20_Text"><text:span text:style-name="T1"><text:s/></text:span></text:p>
      <text:p text:style-name="Plain_20_Text"><text:span text:style-name="T1"><text:s/>//Gantt chart</text:span></text:p>
      <text:p text:style-name="Plain_20_Text"><text:span text:style-name="T1"><text:s/>printf("\n");</text:span></text:p>
      <text:p text:style-name="Plain_20_Text"><text:span text:style-name="T1"><text:s/>printf("Gantt chart\n");</text:span></text:p>
      <text:p text:style-name="Plain_20_Text"><text:span text:style-name="T1"><text:s/>for(m=0;m&lt;n;m++)</text:span></text:p>
      <text:p text:style-name="Plain_20_Text"><text:span text:style-name="T1"><text:s/>{</text:span></text:p>
      <text:p text:style-name="Plain_20_Text"><text:span text:style-name="T1"><text:s/><text:tab/>printf("P %d ",pr[m]);</text:span></text:p>
      <text:p text:style-name="Plain_20_Text"><text:span text:style-name="T1"><text:s/>}</text:span></text:p>
      <text:p text:style-name="Plain_20_Text"><text:span text:style-name="T1"><text:s/></text:span></text:p>
      <text:p text:style-name="Plain_20_Text"><text:span text:style-name="T1">printf("\n\nProcess \t Burst Time \t Waiting Time \t Turn Around Time <text:s text:c="2"/>Priority \tArrival time \n");</text:span></text:p>
      <text:p text:style-name="Plain_20_Text"><text:span text:style-name="T1">for(m=0;m&lt;n;m++)</text:span></text:p>
      <text:p text:style-name="Plain_20_Text"><text:span text:style-name="T1">{</text:span></text:p>
      <text:p text:style-name="Plain_20_Text"><text:span text:style-name="T1">printf("\n <text:s/>%d",pr[m]); printf("\t\t %d",ps[m]); printf("\t\t %d",Waiting[m]); printf("\t\t %d",time[m]); printf("\t\t %d",pt[m]); printf("\t\t %d",at[m]);</text:span></text:p>
      <text:p text:style-name="Plain_20_Text"><text:span text:style-name="T1">}</text:span></text:p>
      <text:p text:style-name="Plain_20_Text"><text:span text:style-name="T1">awt=awt/n;</text:span></text:p>
      <text:p text:style-name="Plain_20_Text"><text:span text:style-name="T1">att=att/n;</text:span></text:p>
      <text:p text:style-name="Plain_20_Text"><text:span text:style-name="T1">printf("\n Average Waiting Time : %d ",awt);</text:span></text:p>
      <text:p text:style-name="Plain_20_Text"><text:span text:style-name="T1">printf("\n Average Turn Around Time : %d",att);</text:span></text:p>
      <text:p text:style-name="Plain_20_Text"><text:span text:style-name="T1">getch();</text:span></text:p>
      <text:p text:style-name="Plain_20_Text"><text:span text:style-name="T1">}</text:span></text:p>
      <text:p text:style-name="Standard"><text:bookmark-end text:name="_GoBac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Calibri" fo:font-size="10pt" fo:language="en" fo:country="US" style:font-name-asian="SimSun1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fo:language="en" fo:country="US" style:language-asian="zh" style:country-asian="CN" style:font-name-complex="F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lain_20_Text" style:display-name="Plain Text" style:family="paragraph" style:parent-style-name="Standard" style:default-outline-level="" style:list-style-name="">
      <style:text-properties style:font-name="SimSun" style:font-name-complex="Courier New" style:font-size-complex="10.5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10T16:30:00</meta:creation-date>
    <meta:initial-creator>Aman Agrawal</meta:initial-creator>
    <dc:creator>yash  kumar singh</dc:creator>
    <dc:date>2019-04-10T22:54:33.80</dc:date>
    <meta:editing-cycles>1</meta:editing-cycles>
    <meta:editing-duration>P0D</meta:editing-duration>
    <meta:generator>OpenOffice/4.1.5$Win32 OpenOffice.org_project/415m1$Build-9789</meta:generator>
    <meta:document-statistic meta:table-count="0" meta:image-count="0" meta:object-count="0" meta:page-count="2" meta:paragraph-count="72" meta:word-count="134" meta:character-count="1326"/>
    <meta:user-defined meta:name="DocSecurity" meta:value-type="float">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